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052c7"/>
    </style:style>
    <style:style style:name="P2" style:family="paragraph" style:parent-style-name="Standard">
      <style:text-properties style:font-name="Arial"/>
    </style:style>
    <style:style style:name="P3" style:family="paragraph" style:parent-style-name="Standard">
      <style:text-properties style:font-name="Arial" fo:font-size="12pt" officeooo:paragraph-rsid="001052c7" style:font-size-asian="12pt" style:font-size-complex="12pt"/>
    </style:style>
    <style:style style:name="P4" style:family="paragraph" style:parent-style-name="Standard">
      <style:text-properties style:font-name="Arial" fo:font-size="12pt" officeooo:paragraph-rsid="0010c865" style:font-size-asian="12pt" style:font-size-complex="12pt"/>
    </style:style>
    <style:style style:name="P5" style:family="paragraph" style:parent-style-name="Standard">
      <style:text-properties style:font-name="Arial" fo:font-size="12pt" style:font-size-asian="12pt" style:font-size-complex="12pt"/>
    </style:style>
    <style:style style:name="P6" style:family="paragraph" style:parent-style-name="Text_20_body">
      <style:text-properties style:font-name="Arial" fo:font-size="12pt" style:font-size-asian="12pt" style:font-size-complex="12pt"/>
    </style:style>
    <style:style style:name="P7" style:family="paragraph" style:parent-style-name="Standard">
      <style:text-properties officeooo:paragraph-rsid="0011b517"/>
    </style:style>
    <style:style style:name="P8" style:family="paragraph" style:parent-style-name="Standard">
      <style:text-properties fo:color="#000000" loext:opacity="100%" style:font-name="Arial" fo:font-size="12pt" style:font-size-asian="12pt" style:font-size-complex="12pt"/>
    </style:style>
    <style:style style:name="P9" style:family="paragraph" style:parent-style-name="Standard">
      <style:text-properties fo:font-variant="normal" fo:text-transform="none" style:font-name="Arial" fo:letter-spacing="normal" fo:font-style="normal" fo:font-weight="normal" officeooo:rsid="0013b478"/>
    </style:style>
    <style:style style:name="P10" style:family="paragraph" style:parent-style-name="Standard">
      <style:text-properties style:font-name="Arial"/>
    </style:style>
    <style:style style:name="P11" style:family="paragraph" style:parent-style-name="Standard">
      <style:text-properties style:font-name="Arial" officeooo:paragraph-rsid="001052c7"/>
    </style:style>
    <style:style style:name="P12" style:family="paragraph" style:parent-style-name="Text_20_body" style:list-style-name="L1">
      <style:text-properties style:font-name="Arial" fo:font-size="12pt" style:font-size-asian="12pt" style:font-size-complex="12pt"/>
    </style:style>
    <style:style style:name="P13" style:family="paragraph" style:parent-style-name="Text_20_body" style:list-style-name="L1">
      <style:text-properties style:font-name="Arial"/>
    </style:style>
    <style:style style:name="P14" style:family="paragraph" style:parent-style-name="Text_20_body" style:list-style-name="L2">
      <style:text-properties style:font-name="Arial"/>
    </style:style>
    <style:style style:name="T1" style:family="text">
      <style:text-properties fo:font-variant="normal" fo:text-transform="none" fo:color="#ffffff" loext:opacity="100%" fo:letter-spacing="normal" fo:font-style="normal" fo:font-weight="normal"/>
    </style:style>
    <style:style style:name="T2" style:family="text">
      <style:text-properties fo:font-variant="normal" fo:text-transform="none" fo:color="#d1d5db" loext:opacity="100%" style:font-name="S hne" fo:font-size="15pt"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3b478"/>
    </style:style>
    <style:style style:name="T5" style:family="text">
      <style:text-properties style:font-name="Arial"/>
    </style:style>
    <style:style style:name="T6" style:family="text">
      <style:text-properties style:font-name="Arial" fo:background-color="#ffff00" loext:char-shading-value="0"/>
    </style:style>
    <style:style style:name="T7" style:family="text">
      <style:text-properties officeooo:rsid="0011b51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Funciones en Python | Recursividad | Funciones Lambda | programación Funcional.</text:p>
      <text:p text:style-name="P3"><text:tab/>Marco teórico</text:p>
      <text:p text:style-name="P3">5.1 Como se Define una función en Python, explicar la forma de manejo de los Argumentos.</text:p>
      <text:p text:style-name="P4"><text:tab/></text:p>
      <text:p text:style-name="P5"><text:span text:style-name="T1"><text:tab/></text:span>def nombre_de_funcion(argumentos):</text:p>
      <text:p text:style-name="P5"><text:tab/>...</text:p>
      <text:p text:style-name="P5"><text:s text:c="4"/>return resultado</text:p>
      <text:p text:style-name="P5"/>
      <text:p text:style-name="P6">Ahora, en cuanto al manejo de los argumentos, existen diferentes tipos:</text:p>
      <text:list xml:id="list1711827600" text:style-name="L1">
        <text:list-item>
          <text:p text:style-name="P12">Argumentos posicionales: Son aquellos argumentos que se pasan a la función en el mismo orden en el que se definen. La correspondencia entre los valores y los argumentos se realiza en función de la posición. </text:p>
        </text:list-item>
        <text:list-item>
          <text:p text:style-name="P12">Argumentos de palabras clave: Son aquellos en los que se especifica explícitamente el nombre del argumento y su valor al llamar a la función. Esto te permite pasar los argumentos en un orden diferente o incluso omitir algunos argumentos predeterminados </text:p>
        </text:list-item>
        <text:list-item>
          <text:p text:style-name="P13">Argumentos predeterminados: Puedes asignar valores predeterminados a los argumentos en la definición de la función. Esto significa que si no se proporciona un valor para ese argumento al llamar a la función, se utilizará el valor predeterminado. </text:p>
        </text:list-item>
      </text:list>
      <text:p text:style-name="Standard"><text:tab/></text:p>
      <text:p text:style-name="P1">5.2 Definir como Python maneja el pasaje x valor y x referencia.</text:p>
      <text:p text:style-name="P1"><text:tab/></text:p>
      <text:p text:style-name="Standard"><text:tab/><text:span text:style-name="T5">Python maneja el pasaje de argumentos tanto por valor como por referencia, pero es importante entender cómo funciona en cada caso.</text:span></text:p>
      <text:p text:style-name="Standard"/>
      <text:list xml:id="list2927782559" text:style-name="L2">
        <text:list-item>
          <text:p text:style-name="P14">Pasaje por valor (inmutables): Cuando se pasan argumentos inmutables, como números, cadenas de texto o tuplas, Python utiliza el pasaje por valor. Esto significa que se crea una copia del valor del argumento y se pasa a la función. Cualquier modificación realizada dentro de la función no afectará al valor original fuera de ella.</text:p>
        </text:list-item>
        <text:list-item>
          <text:p text:style-name="P14">Pasaje por referencia (mutables): Cuando se pasan argumentos mutables, como listas o diccionarios, Python utiliza el pasaje por referencia. Esto significa que se pasa una referencia al objeto original en memoria, en lugar de hacer una copia del objeto. Cualquier modificación realizada dentro de la función afectará al objeto original fuera de ella. </text:p>
        </text:list-item>
      </text:list>
      <text:p text:style-name="P1"/>
      <text:p text:style-name="P1">5.3 Definir los Argumentos “Especiales” en Python: *Args y **Kwargs en Python</text:p>
      <text:p text:style-name="P1"/>
      <text:p text:style-name="P1"><text:tab/><text:span text:style-name="T5">El </text:span><text:span text:style-name="Source_20_Text"><text:span text:style-name="T6">*args</text:span></text:span><text:span text:style-name="T5"> permite pasar un número variable de argumentos posicionales a una función. El nombre "args" es convencional, pero puedes usar cualquier otro nombre precedido por un asterisco (*). Dentro de la función, los argumentos se tratan como una </text:span><text:soft-page-break/><text:span text:style-name="T5">tupla, lo que te permite iterar sobre ellos o acceder a elementos específicos. </text:span></text:p>
      <text:p text:style-name="P1"/>
      <text:p text:style-name="P1"/>
      <text:p text:style-name="P1"><text:tab/><text:span text:style-name="T5">El </text:span><text:span text:style-name="Source_20_Text"><text:span text:style-name="T6">**kwargs</text:span></text:span><text:span text:style-name="T5"> permite pasar un número variable de argumentos de palabras clave a una función. Al igual que con </text:span><text:span text:style-name="Source_20_Text"><text:span text:style-name="T5">*args</text:span></text:span><text:span text:style-name="T5">, el nombre "kwargs" es convencional, pero puedes usar cualquier otro nombre precedido por dos asteriscos (**). Dentro de la función, los argumentos se tratan como un diccionario, lo que te permite acceder a sus valores utilizando las claves </text:span></text:p>
      <text:p text:style-name="P1"/>
      <text:p text:style-name="P1"><text:tab/></text:p>
      <text:p text:style-name="P1">5.4 Dar ejemplos de *Args y **Kwargs en Python</text:p>
      <text:p text:style-name="P7"><text:tab/></text:p>
      <text:p text:style-name="P7">*<text:span text:style-name="T7">Args:</text:span></text:p>
      <text:p text:style-name="P7">def mi_funcion(*args):</text:p>
      <text:p text:style-name="P7"><text:s text:c="4"/>for arg in args:</text:p>
      <text:p text:style-name="P7"><text:s text:c="8"/>print(arg)</text:p>
      <text:p text:style-name="P7"/>
      <text:p text:style-name="P7">mi_funcion(1, 2, 3, 4)</text:p>
      <text:p text:style-name="P7"/>
      <text:p text:style-name="P7">**<text:span text:style-name="T7">Kwargs:</text:span></text:p>
      <text:p text:style-name="P7">def mi_funcion(**kwargs):</text:p>
      <text:p text:style-name="P7"><text:s text:c="4"/>for clave, valor in kwargs.items():</text:p>
      <text:p text:style-name="P7"><text:s text:c="8"/>print(clave, valor)</text:p>
      <text:p text:style-name="P7"/>
      <text:p text:style-name="P7">mi_funcion(nombre="Juan", edad=30, ciudad="Madrid")</text:p>
      <text:p text:style-name="P1"/>
      <text:p text:style-name="P1">5.5 Que es recursividad, que tipos de problemas soluciona, <text:span text:style-name="T7">d</text:span>ar ejemplos.</text:p>
      <text:p text:style-name="P1"/>
      <text:p text:style-name="P2">La recursividad es un concepto en programación que implica que una función se llame a sí misma directa o indirectamente para resolver un problema. En lugar de utilizar un enfoque iterativo, donde se utilizan bucles para repetir una serie de instrucciones, la recursividad se basa en la idea de que una función puede descomponer un problema en instancias más pequeñas y, eventualmente, llegar a un caso base en el que la solución es conocida.</text:p>
      <text:p text:style-name="P8">La recursividad es especialmente útil para resolver problemas que se pueden dividir en subproblemas más pequeños y que siguen una estructura similar.<text:span text:style-name="T3"> </text:span><text:span text:style-name="T4">Un ejemplo de recursividad:</text:span></text:p>
      <text:p text:style-name="P2"><text:tab/>Cálculos matemáticos: La recursividad se utiliza comúnmente en problemas matemáticos como el cálculo de números factoriales, números de Fibonacci, exponenciación rápida, etc. </text:p>
      <text:p text:style-name="P9"/>
      <text:p text:style-name="P9">def factorial(n):</text:p>
      <text:p text:style-name="P9"><text:s text:c="4"/>if n == 0:</text:p>
      <text:p text:style-name="P9"><text:s text:c="8"/>return 1</text:p>
      <text:p text:style-name="P9"><text:s text:c="4"/>else:</text:p>
      <text:p text:style-name="P9"><text:s text:c="8"/>return n * factorial(n - 1)</text:p>
      <text:p text:style-name="P9"/>
      <text:p text:style-name="P9">print(factorial(5)) <text:s/># Resultado: 120</text:p>
      <text:p text:style-name="P9"/>
      <text:p text:style-name="P1">5.6 Que es una Función Lambda, que permite o facilita, de ser posible, completamente la diferencia con otros lenguajes</text:p>
      <text:p text:style-name="P1"/>
      <text:p text:style-name="P1"><text:soft-page-break/><text:tab/><text:span text:style-name="T5">Una función lambda es una función anónima en Python que se puede definir de manera concisa y sin necesidad de utilizar la palabra clave "def". A diferencia de las funciones regulares definidas con "def", una función lambda se crea utilizando la palabra clave "lambda" seguida de una lista de argumentos separados por comas, seguidos de dos puntos ":" y una expresión que define el cuerpo de la función. </text:span></text:p>
      <text:p text:style-name="P2">La principal ventaja de las funciones lambda es su concisión y la posibilidad de definirlas de forma inline. Son útiles cuando necesitas crear una función simple y no deseas definir una función regular completa utilizando "def". </text:p>
      <text:p text:style-name="P2"/>
      <text:p text:style-name="P11">Marco Practico </text:p>
      <text:p text:style-name="P11">5.1 Escriba un programa que pida la anchura y altura de un rectángulo y el caracter a utilizar en el dibujo</text:p>
      <text:p text:style-name="P11">5.2 Escriba un programa que pida un año y que escriba si es bisiesto o no. Se recuerda que los años bisiestos son múltiplos de 4, pero los múltiplos de 100 no lo son, aunque los múltiplos de 400 sí. Estos son algunos ejemplos de posibles respuestas: 2012 es bisiesto, 2010 no es bisiesto, 2000 es bisiesto, 1900 no es bisiesto 5.3 Escriba un programa que permita crear una lista de palabras (que puede ser vacía). Para ello, el programa tiene que pedir un número y luego solicitar ese número de palabras para crear la lista. Por último, el programa tiene que escribir la lis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11T15:02:11.921000000</dc:date>
    <meta:editing-duration>PT15M</meta:editing-duration>
    <meta:editing-cycles>3</meta:editing-cycles>
    <meta:generator>LibreOffice/7.3.4.2$Windows_X86_64 LibreOffice_project/728fec16bd5f605073805c3c9e7c4212a0120dc5</meta:generator>
    <meta:document-statistic meta:table-count="0" meta:image-count="0" meta:object-count="0" meta:page-count="3" meta:paragraph-count="49" meta:word-count="862" meta:character-count="5399" meta:non-whitespace-character-count="4509"/>
  </office:meta>
</office:document-meta>
</file>